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title">
      <style:graphic-properties draw:auto-grow-height="true" fo:min-height="3.363cm"/>
    </style:style>
    <style:style style:name="pr6" style:family="presentation" style:parent-style-name="lyt-paper-outline1">
      <style:graphic-properties fo:min-height="11.7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style:font-size-asian="26pt" style:font-size-complex="26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24pt" fo:font-style="italic" style:font-size-asian="24pt" style:font-style-asian="italic" style:font-size-complex="24pt" style:font-style-complex="italic"/>
    </style:style>
    <style:style style:name="T7" style:family="text">
      <style:text-properties fo:font-family="Arial" style:font-family-generic="swiss" style:font-pitch="variable" fo:font-style="italic" style:font-style-asian="italic" style:font-style-complex="italic"/>
    </style:style>
    <style:style style:name="T8" style:family="text">
      <style:text-properties fo:font-family="Arial" style:font-family-generic="swiss" style:font-pitch="variable" fo:font-style="normal" style:font-style-asian="normal" style:font-style-complex="normal"/>
    </style:style>
    <style:style style:name="T9" style:family="text">
      <style:text-properties fo:font-family="Arial" style:font-family-generic="swiss" style:font-pitch="variable" fo:font-size="32pt" fo:font-style="normal" style:font-size-asian="32pt" style:font-style-asian="normal" style:font-size-complex="32pt" style:font-style-complex="normal"/>
    </style:style>
    <style:style style:name="T10" style:family="text">
      <style:text-properties fo:font-family="Arial" style:font-family-generic="swiss" style:font-pitch="variable" fo:font-size="32pt" fo:font-style="italic" style:font-size-asian="32pt" style:font-style-asian="italic" style:font-size-complex="32pt" style:font-style-complex="italic"/>
    </style:style>
    <style:style style:name="T11" style:family="text">
      <style:text-properties fo:font-family="Arial" style:font-family-generic="swiss" style:font-pitch="variable" fo:font-size="32pt" style:font-size-asian="32pt" style:font-size-complex="32pt"/>
    </style:style>
    <style:style style:name="T12" style:family="text">
      <style:text-properties fo:font-family="AppleGothic" style:font-family-generic="swiss" style:font-pitch="variable" fo:font-style="italic" style:font-style-asian="italic" style:font-style-complex="italic"/>
    </style:style>
    <style:style style:name="T13" style:family="text">
      <style:text-properties fo:font-family="Arial" style:font-family-generic="swiss" style:font-pitch="variable" fo:font-size="26pt" fo:font-style="italic" style:font-size-asian="26pt" style:font-style-asian="italic" style:font-size-complex="26pt" style:font-style-complex="italic"/>
    </style:style>
    <style:style style:name="T14" style:family="text">
      <style:text-properties fo:font-family="Arial" style:font-family-generic="swiss" style:font-pitch="variable"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3.507cm" svg:x="2cm" svg:y="6.5cm" presentation:class="title" presentation:user-transformed="true">
          <draw:text-box>
            <text:p><text:span text:style-name="T1">Functions 2</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Recap what a function is / does / benefit</text:span></text:p>
              </text:list-item>
              <text:list-item>
                <text:p><text:span text:style-name="T3">How to write a function</text:span></text:p>
                <text:list>
                  <text:list-item>
                    <text:p><text:span text:style-name="T3">How to give it inputs</text:span></text:p>
                  </text:list-item>
                  <text:list-item>
                    <text:p><text:span text:style-name="T3">How to use inputs</text:span></text:p>
                  </text:list-item>
                  <text:list-item>
                    <text:p><text:span text:style-name="T3">What to get as an outpu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The rest of the course</text:span></text:p>
          </draw:text-box>
        </draw:frame>
        <draw:frame presentation:style-name="pr3" draw:text-style-name="P4" draw:layer="layout" svg:width="23cm" svg:height="13.636cm" svg:x="2.5cm" svg:y="5.848cm" presentation:class="outline" presentation:user-transformed="true">
          <draw:text-box>
            <text:list text:style-name="L2">
              <text:list-item>
                <text:p><text:span text:style-name="T3">At this point, I'd like to point out how we are going to take the code with the rest of the course.</text:span></text:p>
              </text:list-item>
              <text:list-item>
                <text:p><text:span text:style-name="T3">We are going to use Sequence Manipulation as our project, and move from</text:span></text:p>
                <text:list>
                  <text:list-item>
                    <text:p><text:span text:style-name="T4">a procedural script, (what we have done)</text:span></text:p>
                  </text:list-item>
                  <text:list-item>
                    <text:p><text:span text:style-name="T4">To scripts with functions, (this section)</text:span></text:p>
                  </text:list-item>
                  <text:list-item>
                    <text:p><text:span text:style-name="T4">To making those function reusable between scripts with modules</text:span></text:p>
                  </text:list-item>
                  <text:list-item>
                    <text:p><text:span text:style-name="T4">To then turn modules to objec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is a Functio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do something for us with some inputs</text:span></text:p>
              </text:list-item>
              <text:list-item>
                <text:p><text:span text:style-name="T3">They can be part of the core Perl, or be something we imported (like write_file from File: :Slurp)</text:span></text:p>
              </text:list-item>
              <text:list-item>
                <text:p><text:span text:style-name="T3">They can save us a lot of coding</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We have seen the following</text:span></text:p>
                <text:p><text:span text:style-name="T4">if ( $true ) {</text:span></text:p>
                <text:p><text:span text:style-name="T4"><text:s text:c="2"/></text:span><text:span text:style-name="T4">...do something</text:span></text:p>
                <text:p><text:span text:style-name="T4">}</text:span></text:p>
                <text:p><text:span text:style-name="T4">print 'true' if $true;</text:span></text:p>
                <text:p><text:span text:style-name="T4">say 'Hello World';</text:span></text:p>
                <text:p><text:span text:style-name="T4">my $data = read_file( 'data_file' );</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Parameters</text:span></text:p>
          </draw:text-box>
        </draw:frame>
        <draw:frame presentation:style-name="pr3" draw:text-style-name="P4" draw:layer="layout" svg:width="23cm" svg:height="13.37cm" svg:x="2.5cm" svg:y="5.8cm" presentation:class="outline" presentation:user-transformed="true">
          <draw:text-box>
            <text:list text:style-name="L2">
              <text:list-item>
                <text:p><text:span text:style-name="T3">Parameters are always a list (array) of items after the function name</text:span></text:p>
                <text:list>
                  <text:list-item>
                    <text:p><text:span text:style-name="T5">if ( $true ) - the braces indicate the lit of items to pass to if</text:span></text:p>
                  </text:list-item>
                  <text:list-item>
                    <text:p><text:span text:style-name="T5">if $true - there is a single item, but this is passed to if as the first item of a list</text:span></text:p>
                  </text:list-item>
                  <text:list-item>
                    <text:p><text:span text:style-name="T5">print 'true' - we pass a single string as the first item of a list to print</text:span></text:p>
                  </text:list-item>
                  <text:list-item>
                    <text:p><text:span text:style-name="T5">say 'Hello World' - we pass a single string as the first item of a list to say</text:span></text:p>
                  </text:list-item>
                  <text:list-item>
                    <text:p><text:span text:style-name="T5">read_file( 'data_file' ) - we pass a list of items, containing 'data_file' to read_file</text:span></text:p>
                  </text:list-item>
                </text:list>
              </text:list-item>
              <text:list-item>
                <text:p><text:span text:style-name="T3">Functions require a list of parameters.</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must return to the calling code</text:span></text:p>
              </text:list-item>
              <text:list-item>
                <text:p><text:span text:style-name="T3">With a return value which we can capture</text:span></text:p>
                <text:list>
                  <text:list-item>
                    <text:p><text:span text:style-name="T6">my $data = read_file( 'data_file' );</text:span></text:p>
                  </text:list-item>
                </text:list>
              </text:list-item>
              <text:list-item>
                <text:p><text:span text:style-name="T3">We can do something if it is true</text:span></text:p>
                <text:list>
                  <text:list-item>
                    <text:p><text:span text:style-name="T6">print 'true' if $true;</text:span></text:p>
                  </text:list-item>
                </text:list>
              </text:list-item>
              <text:list-item>
                <text:p><text:span text:style-name="T3">If the return value of the call to </text:span><text:span text:style-name="T7">if</text:span><text:span text:style-name="T3"> is true, then we will </text:span><text:span text:style-name="T7">print</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1.525cm" svg:x="2.5cm" svg:y="5.795cm" presentation:class="outline" presentation:user-transformed="true">
          <draw:text-box>
            <text:list text:style-name="L2">
              <text:list-item>
                <text:p><text:span text:style-name="T3">We can execute a block of code</text:span></text:p>
                <text:list>
                  <text:list-item>
                    <text:p><text:span text:style-name="T6">while <text:s/>( $count <text:s/>&lt; 10) {</text:span></text:p>
                    <text:p><text:span text:style-name="T6"><text:s text:c="2"/></text:span><text:span text:style-name="T6">say 'below 10';</text:span></text:p>
                    <text:p><text:span text:style-name="T6">}</text:span></text:p>
                  </text:list-item>
                </text:list>
              </text:list-item>
              <text:list-item>
                <text:p><text:span text:style-name="T3">In this case, perl checks the return value for us</text:span></text:p>
              </text:list-item>
              <text:list-item>
                <text:p><text:span text:style-name="T8">We could also ignore the return value</text:span></text:p>
                <text:list>
                  <text:list-item>
                    <text:p><text:span text:style-name="T6">say 'Hello World';</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8">Since we know the way functions are called, let's create a function that takes parameters and returns something.</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Write a Function – Syntax</text:span></text:p>
          </draw:text-box>
        </draw:frame>
        <draw:frame presentation:style-name="pr3" draw:text-style-name="P4" draw:layer="layout" svg:width="23cm" svg:height="12.007cm" svg:x="2.5cm" svg:y="5.8cm" presentation:class="outline" presentation:user-transformed="true">
          <draw:text-box>
            <text:list text:style-name="L2">
              <text:list-item>
                <text:p><text:span text:style-name="T8">The syntax for writing a function is</text:span></text:p>
                <text:p><text:span text:style-name="T6">sub function_name {</text:span></text:p>
                <text:p><text:span text:style-name="T6"><text:s text:c="2"/></text:span><text:span text:style-name="T6">my @params = @_;</text:span></text:p>
                <text:p><text:span text:style-name="T6"><text:s text:c="2"/></text:span><text:span text:style-name="T6">...do something</text:span></text:p>
                <text:p><text:span text:style-name="T6"><text:s text:c="2"/></text:span><text:span text:style-name="T6">return &lt;values&gt;;</text:span></text:p>
                <text:p><text:span text:style-name="T6">}</text:span></text:p>
              </text:list-item>
              <text:list-item>
                <text:p><text:span text:style-name="T9">Let's take a look at this</text:span></text:p>
                <text:p><text:span text:style-name="T8"/></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279cm" svg:x="2.5cm" svg:y="5.8cm" presentation:class="outline" presentation:user-transformed="true">
          <draw:text-box>
            <text:list text:style-name="L2">
              <text:list-header>
                <text:p><text:span text:style-name="T10">sub function_name {</text:span></text:p>
                <text:p><text:span text:style-name="T6"/></text:p>
              </text:list-header>
              <text:list-item>
                <text:p><text:span text:style-name="T9">This is actually passing two parameters (a function name and a block of code) to the function </text:span><text:span text:style-name="T10">sub</text:span><text:span text:style-name="T9">. This generates a new function with your name, which when called, will run the code in the block.</text:span></text:p>
                <text:p><text:span text:style-name="T8"/></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859cm" svg:x="2.5cm" svg:y="5.8cm" presentation:class="outline" presentation:user-transformed="true">
          <draw:text-box>
            <text:list text:style-name="L2">
              <text:list-header>
                <text:p><text:span text:style-name="T10">my @params = @_;</text:span></text:p>
              </text:list-header>
              <text:list-item>
                <text:p><text:span text:style-name="T11">The list of parameters you give to a function are passed in as an array called @_</text:span></text:p>
              </text:list-item>
              <text:list-item>
                <text:p><text:span text:style-name="T11">Very bad to use this to process directly, so assign this to a new array (make a copy of it), and scoped to the function code block.</text:span></text:p>
              </text:list-item>
              <text:list-item>
                <text:p><text:span text:style-name="T11">Note: 'scoped', only within the block of code that it has been created within</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597cm" svg:x="2.5cm" svg:y="5.8cm" presentation:class="outline" presentation:user-transformed="true">
          <draw:text-box>
            <text:list text:style-name="L2">
              <text:list-header>
                <text:p><text:span text:style-name="T10"><text:s text:c="2"/></text:span><text:span text:style-name="T10">...do something</text:span></text:p>
              </text:list-header>
              <text:list-item>
                <text:p><text:span text:style-name="T9">Run some perl code within the block</text:span></text:p>
                <text:p><text:span text:style-name="T10"><text:s text:c="2"/></text:span><text:span text:style-name="T10">return &lt;values&gt;;</text:span></text:p>
              </text:list-item>
              <text:list-item>
                <text:p><text:span text:style-name="T9">We want to return to the caller, and pass back any values we have created (as the scope will stop them being visible outside of the function). We can pass back either undef (nothing), a scalar or an array.</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3.041cm" svg:x="2.5cm" svg:y="5.8cm" presentation:class="outline" presentation:user-transformed="true">
          <draw:text-box>
            <text:list text:style-name="L2">
              <text:list-header>
                <text:p><text:span text:style-name="T10">}</text:span></text:p>
                <text:p><text:span text:style-name="T6"/></text:p>
              </text:list-header>
              <text:list-item>
                <text:p><text:span text:style-name="T11">Close the block of code (or else at best we will fail to compile)</text:span></text:p>
                <text:p><text:span text:style-name="T11"/></text:p>
              </text:list-item>
              <text:list-item>
                <text:p><text:span text:style-name="T11">OK, now let's create a function called </text:span><text:span text:style-name="T10">find_methionine </text:span><text:span text:style-name="T9">which takes a sequence of DNA, and returns true if the Methionine codon (ATG) is found in it</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9">From the functions we have seen so far, what might we want to use to look for methionine?</text:span></text:p>
                <text:p><text:span text:style-name="T9"/></text:p>
              </text:list-item>
              <text:list-item>
                <text:p><text:span text:style-name="T9">What true and false values might be used?</text:span></text:p>
                <text:p><text:span text:style-name="T9"/></text:p>
                <text:p><text:span text:style-name="T10">bin/02-first_function.pl</text:span></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148cm" svg:x="2.5cm" svg:y="6cm" presentation:class="outline" presentation:user-transformed="true">
          <draw:text-box>
            <text:list text:style-name="L2">
              <text:list-header>
                <text:p><text:span text:style-name="T13">sub find_methionine {</text:span></text:p>
              </text:list-header>
              <text:list-item>
                <text:p><text:span text:style-name="T9">First, lets declare our function, and start a code block</text:span></text:p>
                <text:p><text:span text:style-name="T13"><text:s text:c="2"/></text:span><text:span text:style-name="T13">my ( $sequence ) = @_;</text:span></text:p>
              </text:list-item>
              <text:list-item>
                <text:p><text:span text:style-name="T9">Now, we get the sequence from the variables passed to the code block</text:span></text:p>
                <text:p><text:span text:style-name="T14"><text:s text:c="2"/></text:span><text:span text:style-name="T13">my $return;</text:span></text:p>
              </text:list-item>
              <text:list-item>
                <text:p><text:span text:style-name="T9">set up a return variable, preset to a false value</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2"/></text:span><text:span text:style-name="T13">if ( $sequence =~ m/ATG/ixms ) {</text:span></text:p>
                <text:p><text:span text:style-name="T13"><text:s text:c="4"/></text:span><text:span text:style-name="T13">$return = 1;</text:span></text:p>
                <text:p><text:span text:style-name="T13"><text:s text:c="2"/></text:span><text:span text:style-name="T13">}</text:span></text:p>
              </text:list-header>
              <text:list-item>
                <text:p><text:span text:style-name="T9">our bit of code that we want to run, in this case a pattern match against the methionine codon, setting </text:span><text:span text:style-name="T10">$return</text:span><text:span text:style-name="T9"> to true if we match</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return</text:span><text:span text:style-name="T13"> $return;</text:span></text:p>
              </text:list-header>
              <text:list-item>
                <text:p><text:span text:style-name="T9">Return the </text:span><text:span text:style-name="T10">$return</text:span><text:span text:style-name="T9"> variable, which will now be true if matched, or false if it didn't</text:span></text:p>
                <text:p><text:span text:style-name="T13">}</text:span></text:p>
              </text:list-item>
              <text:list-item>
                <text:p><text:span text:style-name="T9">Close our code block</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95cm" svg:x="2.5cm" svg:y="6cm" presentation:class="outline" presentation:user-transformed="true">
          <draw:text-box>
            <text:list text:style-name="L2">
              <text:list-item>
                <text:p><text:span text:style-name="T9">Let's try it out. Since we know it should return true or false, we'll stick it in an </text:span><text:span text:style-name="T10">if/else</text:span><text:span text:style-name="T9"> block</text:span></text:p>
                <text:p><text:span text:style-name="T6">my $sequence = 'ACTGATCGATAGCTAGCTAGCTAGGCT';</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2.951cm" svg:x="2.5cm" svg:y="6cm" presentation:class="outline" presentation:user-transformed="true">
          <draw:text-box>
            <text:list text:style-name="L2">
              <text:list-item>
                <text:p><text:span text:style-name="T11">That should not have found it, let add ATG</text:span></text:p>
                <text:p><text:span text:style-name="T6">$sequence .= 'ATG';</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item>
                <text:p><text:span text:style-name="T9">The script has an array of sequences, and the test in a loop. Take a look.</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85cm" svg:x="2.5cm" svg:y="6cm" presentation:class="outline" presentation:user-transformed="true">
          <draw:text-box>
            <text:list text:style-name="L2">
              <text:list-item>
                <text:p><text:span text:style-name="T9">What was the benefit? I could do a pattern match against each one.</text:span></text:p>
              </text:list-item>
              <text:list-item>
                <text:p><text:span text:style-name="T9">Yes, but can you already see that instead of writing</text:span></text:p>
                <text:p><text:span text:style-name="T13"><text:s text:c="2"/></text:span><text:span text:style-name="T13">if ( $sequence =~ m/ATG/ixms ) {</text:span></text:p>
              </text:list-item>
              <text:list-item>
                <text:p><text:span text:style-name="T9">three times, I have written</text:span></text:p>
                <text:p><text:span text:style-name="T14"><text:s/></text:span><text:span text:style-name="T13"><text:s/></text:span><text:span text:style-name="T13">if ( find_methionine( $sequence ) ) {</text:span></text:p>
                <text:p><text:span text:style-name="T9">three times - less chance of putting the wrong codon in, or match options.</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Imagine if there were more code needed here as well, or we wanted to extend the code.</text:span></text:p>
              </text:list-item>
              <text:list-item>
                <text:p><text:span text:style-name="T9">You would only need to change in one place.</text:span></text:p>
              </text:list-item>
              <text:list-item>
                <text:p><text:span text:style-name="T9">Let's extend.</text:span></text:p>
                <text:p><text:span text:style-name="T10">bin/03-extend_function.pl</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359cm" svg:x="2.5cm" svg:y="6cm" presentation:class="outline" presentation:user-transformed="true">
          <draw:text-box>
            <text:list text:style-name="L2">
              <text:list-item>
                <text:p><text:span text:style-name="T9">There are 20 amino acid bases, plus stop to think about. 64 codon combinations. That is between 21 and 64 lots of almost the same code repeated.</text:span></text:p>
              </text:list-item>
              <text:list-item>
                <text:p><text:span text:style-name="T9">We can pass in any number of parameters, not just the sequence. So, why not pass in the codon or amino acid we want to find as well.</text:span></text:p>
                <text:p><text:span text:style-name="T9"/></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726cm" svg:x="2.5cm" svg:y="6cm" presentation:class="outline" presentation:user-transformed="true">
          <draw:text-box>
            <text:list text:style-name="L2">
              <text:list-header>
                <text:p><text:span text:style-name="T13">sub find_amino_acid_by_codon {</text:span></text:p>
                <text:p><text:span text:style-name="T13"><text:s text:c="2"/></text:span><text:span text:style-name="T13">my ( $sequence, $codon ) = @_; # 2nd parameter</text:span></text:p>
                <text:p><text:span text:style-name="T13"><text:s text:c="2"/></text:span><text:span text:style-name="T13">my $return;</text:span></text:p>
                <text:p><text:span text:style-name="T13"><text:s text:c="2"/></text:span><text:span text:style-name="T13">if ( $sequence =~ m/$codon/ixms ) { # match the $codon variable, rather than a fixed string</text:span></text:p>
                <text:p><text:span text:style-name="T13"><text:s text:c="4"/></text:span><text:span text:style-name="T13">$return = 1;</text:span></text:p>
                <text:p><text:span text:style-name="T13"><text:s text:c="2"/></text:span><text:span text:style-name="T13">}</text:span></text:p>
                <text:p><text:span text:style-name="T13"><text:s text:c="2"/></text:span><text:span text:style-name="T13">return $return;</text:span></text:p>
                <text:p><text:span text:style-name="T13">}</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1.701cm" svg:x="2.5cm" svg:y="6cm" presentation:class="outline" presentation:user-transformed="true">
          <draw:text-box>
            <text:list text:style-name="L2">
              <text:list-header>
                <text:p><text:span text:style-name="T13">my @seqs = qw{...};</text:span></text:p>
                <text:p><text:span text:style-name="T13">foreach my $seq ( @seqs ) {</text:span></text:p>
                <text:p><text:span text:style-name="T13"><text:s text:c="2"/></text:span><text:span text:style-name="T13">if ( find_amino_acid_by_codon( $seq, 'AAA' ) ) {</text:span></text:p>
                <text:p><text:span text:style-name="T13"><text:s text:c="4"/></text:span><text:span text:style-name="T13">say "$seq contains Lysine";</text:span></text:p>
                <text:p><text:span text:style-name="T13"><text:s text:c="2"/></text:span><text:span text:style-name="T13">} else {</text:span></text:p>
                <text:p><text:span text:style-name="T13"><text:s text:c="4"/></text:span><text:span text:style-name="T13">say "$seq does not contain Lysine"</text:span></text:p>
                <text:p><text:span text:style-name="T13"><text:s text:c="2"/></text:span><text:span text:style-name="T13">}</text:span></text:p>
                <text:p><text:span text:style-name="T13">}</text:span></text:p>
              </text:list-header>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859cm" svg:x="2.5cm" svg:y="6cm" presentation:class="outline" presentation:user-transformed="true">
          <draw:text-box>
            <text:list text:style-name="L2">
              <text:list-item>
                <text:p><text:span text:style-name="T9">So, now we have a function which means we never have to write the pattern match again.</text:span></text:p>
                <text:p><text:span text:style-name="T9"/></text:p>
              </text:list-item>
              <text:list-item>
                <text:p><text:span text:style-name="T9">However, we need a source of codons to look at, and we don't want to have to remember there are 2 for Lysine, 3 for STOP...</text:span></text:p>
                <text:p><text:span text:style-name="T9"/></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Lets try and extend the function so that we can see if the amino acid is present by it's name, checking all codons relating to it.</text:span></text:p>
                <text:p><text:span text:style-name="T9"/></text:p>
                <text:p><text:span text:style-name="T10">bin/04-extend_function_again.pl</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11cm" svg:x="2.5cm" svg:y="6cm" presentation:class="outline" presentation:user-transformed="true">
          <draw:text-box>
            <text:list text:style-name="L2">
              <text:list-header>
                <text:p><text:span text:style-name="T13">sub find_amino_acid {</text:span></text:p>
              </text:list-header>
              <text:list-item>
                <text:p><text:span text:style-name="T9">we change the name to be more generic</text:span></text:p>
                <text:p><text:span text:style-name="T14"><text:s text:c="2"/></text:span><text:span text:style-name="T13">my ( $sequence, $amino_acid ) = @_;</text:span></text:p>
              </text:list-item>
              <text:list-item>
                <text:p><text:span text:style-name="T9">and do the same for the variable, as </text:span><text:span text:style-name="T10">$codon </text:span><text:span text:style-name="T9">suggests a sequence</text:span></text:p>
                <text:p><text:span text:style-name="T14"><text:s text:c="2"/></text:span><text:span text:style-name="T14">say "I am going to see if I can find $amino_acid in $sequence:";</text:span></text:p>
              </text:list-item>
              <text:list-item>
                <text:p><text:span text:style-name="T9">Lets move part of the output message - what it is doing - into the function</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2"/></text:span><text:span text:style-name="T13">my %genetic_code_data = (</text:span></text:p>
                <text:p><text:span text:style-name="T13"><text:s text:c="4"/></text:span><text:span text:style-name="T13">'Alanine' =&gt; [ 'GCA', 'GCC', 'GCG', 'GCT' ],</text:span></text:p>
                <text:p><text:span text:style-name="T13"><text:s text:c="4"/></text:span><text:span text:style-name="T13">'Lysine' =&gt; [ 'AAA', 'AAG' ],</text:span></text:p>
                <text:p><text:span text:style-name="T13"><text:s text:c="4"/></text:span><text:span text:style-name="T13">'Methionine' =&gt; [ 'ATG' ],</text:span></text:p>
                <text:p><text:span text:style-name="T13"><text:s text:c="4"/></text:span><text:span text:style-name="T13">'Stop' =&gt; [ 'TAA', 'TAG', 'TGA' ],</text:span></text:p>
                <text:p><text:span text:style-name="T13"><text:s text:c="2"/></text:span><text:span text:style-name="T13">);</text:span></text:p>
              </text:list-header>
              <text:list-item>
                <text:p><text:span text:style-name="T9">Lets store within the function the amino acids and the codons associated with them. Could be a file/db call.</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1.149cm" svg:x="2.5cm" svg:y="6cm" presentation:class="outline" presentation:user-transformed="true">
          <draw:text-box>
            <text:list text:style-name="L2">
              <text:list-header>
                <text:p><text:span text:style-name="T13"><text:s text:c="2"/></text:span><text:span text:style-name="T13">my $return;</text:span></text:p>
              </text:list-header>
              <text:list-item>
                <text:p><text:span text:style-name="T9">We want our return 'flag';</text:span></text:p>
                <text:p><text:span text:style-name="T13"/></text:p>
                <text:p><text:span text:style-name="T13"><text:s text:c="2"/></text:span><text:span text:style-name="T13">foreach my $codon ( @{ $genetic_code_data{ $amino_acid } } ) {</text:span></text:p>
              </text:list-item>
              <text:list-item>
                <text:p><text:span text:style-name="T9">We'll loop over the array of codon sequences found for the requested amino acid</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4"/></text:span><text:span text:style-name="T13">if ( $sequence =~ m/$codon/ixms ) {</text:span></text:p>
                <text:p><text:span text:style-name="T13"><text:s text:c="6"/></text:span><text:span text:style-name="T13">$return = 1;</text:span></text:p>
                <text:p><text:span text:style-name="T13"><text:s text:c="6"/></text:span><text:span text:style-name="T13">last;</text:span></text:p>
                <text:p><text:span text:style-name="T13"><text:s text:c="4"/></text:span><text:span text:style-name="T13">}</text:span></text:p>
              </text:list-header>
              <text:list-item>
                <text:p><text:span text:style-name="T9">and do our match - we only care if we see a match, so lets get out (</text:span><text:span text:style-name="T10">last</text:span><text:span text:style-name="T9">) as soon as we match to improve speed</text:span></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text:span></text:p>
                <text:p><text:span text:style-name="T13"><text:s text:c="2"/></text:span><text:span text:style-name="T13">return $return;</text:span></text:p>
                <text:p><text:span text:style-name="T13">}</text:span></text:p>
              </text:list-header>
              <text:list-item>
                <text:p><text:span text:style-name="T9">Close, the loop block, return our answer, and close function block</text:span></text:p>
                <text:p><text:span text:style-name="T9"/></text:p>
              </text:list-item>
              <text:list-item>
                <text:p><text:span text:style-name="T9">Let's see it working</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my @seqs = qw{...};</text:span></text:p>
                <text:p><text:span text:style-name="T13">foreach my $amino_acid ( qw{Alanine Lysine Methionine Stop} ) {</text:span></text:p>
              </text:list-header>
              <text:list-item>
                <text:p><text:span text:style-name="T9">Loop over an array of amino acid names</text:span></text:p>
                <text:p><text:span text:style-name="T13"><text:s text:c="2"/></text:span><text:span text:style-name="T13">foreach my $sequence ( @seqs ) {</text:span></text:p>
              </text:list-item>
              <text:list-item>
                <text:p><text:span text:style-name="T9">Loop over each of the sequences</text:span></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p>
                <text:p><text:span text:style-name="T13"/></text:p>
                <text:p><text:span text:style-name="T13"><text:s text:c="4"/></text:span><text:span text:style-name="T13">if ( find_amino_acid( $sequence, $amino_acid ) ) {</text:span></text:p>
              </text:list-header>
              <text:list-item>
                <text:p><text:span text:style-name="T9">Make a call to our extended, more generic function, which takes the amino acid we are currently looking at.</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6"/></text:span><text:span text:style-name="T13">say "\tFound";</text:span></text:p>
                <text:p><text:span text:style-name="T13"><text:s text:c="4"/></text:span><text:span text:style-name="T13">} else {</text:span></text:p>
                <text:p><text:span text:style-name="T13"><text:s text:c="6"/></text:span><text:span text:style-name="T13">say "\tNot Found";</text:span></text:p>
                <text:p><text:span text:style-name="T13"><text:s text:c="4"/></text:span><text:span text:style-name="T13">}</text:span></text:p>
              </text:list-header>
              <text:list-item>
                <text:p><text:span text:style-name="T9">we only want to say found or not found here, since the function will report sequence and amino acid</text:span></text:p>
                <text:p><text:span text:style-name="T13"><text:s text:c="2"/></text:span><text:span text:style-name="T13">}</text:span></text:p>
                <text:p><text:span text:style-name="T13">}</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Summary</text:span></text:p>
          </draw:text-box>
        </draw:frame>
        <draw:frame presentation:style-name="pr3" draw:text-style-name="P4" draw:layer="layout" svg:width="23cm" svg:height="13.359cm" svg:x="2.5cm" svg:y="6.063cm" presentation:class="outline" presentation:user-transformed="true">
          <draw:text-box>
            <text:list text:style-name="L2">
              <text:list-item>
                <text:p><text:span text:style-name="T9">Functions help us to stop writing the same thing over and over again</text:span></text:p>
              </text:list-item>
              <text:list-item>
                <text:p><text:span text:style-name="T9">We can use them to simplify the code</text:span></text:p>
              </text:list-item>
              <text:list-item>
                <text:p><text:span text:style-name="T9">We can extend them to do more</text:span></text:p>
              </text:list-item>
              <text:list-item>
                <text:p><text:span text:style-name="T9">Functions can call other functions, and within them you can do anything that you could do elsewhere in Perl</text:span></text:p>
              </text:list-item>
              <text:list-item>
                <text:p><text:span text:style-name="T9">Think of them like a mini-script, returning values to the main script</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Workshop</text:span></text:p>
          </draw:text-box>
        </draw:frame>
        <draw:frame presentation:style-name="pr6" draw:text-style-name="P4" draw:layer="layout" svg:width="24cm" svg:height="13.859cm" svg:x="2cm" svg:y="5.75cm" presentation:class="outline" presentation:user-transformed="true">
          <draw:text-box>
            <text:list text:style-name="L2">
              <text:list-item>
                <text:p><text:span text:style-name="T9">08a-write_a_function directory</text:span></text:p>
              </text:list-item>
              <text:list-item>
                <text:p><text:span text:style-name="T9">bin/01-write_a_script_with_functions.pl</text:span></text:p>
              </text:list-item>
              <text:list-item>
                <text:p><text:span text:style-name="T9">data/amino_acid_codes.txt</text:span></text:p>
              </text:list-item>
              <text:list-item>
                <text:p><text:span text:style-name="T9">data/sequences.txt</text:span></text:p>
              </text:list-item>
              <text:list-item>
                <text:p><text:span text:style-name="T9">output/sequences_with_codons_present.txt</text:span></text:p>
              </text:list-item>
              <text:list-item>
                <text:p><text:span text:style-name="T9">create a script (using functions) to create a file which, given a file of sequences and a file of amino acids, lists the amino acids next to the sequence <text:s/>i.e. ACGTAGCT.. Ala Stp..</text:span></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4-15T14:51:26</meta:creation-date>
    <meta:editing-duration>PT06H17M12S</meta:editing-duration>
    <meta:editing-cycles>15</meta:editing-cycles>
    <dc:date>2011-08-30T10:49:58</dc:date>
    <dc:creator>Andy Brown</dc:creator>
    <meta:generator>OpenOffice.org/3.2$Unix OpenOffice.org_project/320m12$Build-9483</meta:generator>
    <meta:document-statistic meta:object-count="179"/>
  </office:meta>
</office:document-meta>
</file>